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variant="normal" fo:text-transform="none" fo:color="#29303b" style:font-name="Open Sans" fo:font-size="11.25pt" fo:letter-spacing="normal" fo:language="en" fo:country="GB" fo:font-style="normal" fo:font-weight="normal" officeooo:rsid="0018ac8d" officeooo:paragraph-rsid="0018ac8d"/>
    </style:style>
    <style:style style:name="P2" style:family="paragraph" style:parent-style-name="Text_20_body">
      <style:text-properties fo:font-variant="normal" fo:text-transform="none" fo:color="#29303b" style:font-name="Open Sans" fo:font-size="13.5pt" fo:letter-spacing="normal" fo:language="en" fo:country="GB" fo:font-style="normal" fo:font-weight="normal" officeooo:rsid="001a06b2" officeooo:paragraph-rsid="001a06b2"/>
    </style:style>
    <style:style style:name="P3" style:family="paragraph" style:parent-style-name="Text_20_body">
      <style:paragraph-properties fo:margin-left="0cm" fo:margin-right="0cm" fo:margin-top="0cm" fo:margin-bottom="0.529cm" loext:contextual-spacing="false" fo:orphans="2" fo:widows="2" fo:text-indent="0cm" style:auto-text-indent="false"/>
      <style:text-properties fo:font-variant="normal" fo:text-transform="none" fo:color="#29303b" style:font-name="Open Sans" fo:font-size="13.5pt" fo:letter-spacing="normal" fo:font-style="normal" fo:font-weight="normal"/>
    </style:style>
    <style:style style:name="P4" style:family="paragraph" style:parent-style-name="Text_20_body">
      <style:paragraph-properties fo:margin-left="0cm" fo:margin-right="0cm" fo:margin-top="0cm" fo:margin-bottom="0.529cm" loext:contextual-spacing="false" fo:orphans="2" fo:widows="2" fo:text-indent="0cm" style:auto-text-indent="false"/>
    </style:style>
    <style:style style:name="P5" style:family="paragraph" style:parent-style-name="Text_20_body">
      <style:paragraph-properties fo:margin-top="0cm" fo:margin-bottom="0.265cm" loext:contextual-spacing="false" fo:orphans="2" fo:widows="2" fo:padding="0cm" fo:border="none"/>
      <style:text-properties fo:font-variant="normal" fo:text-transform="none" fo:color="#29303b" style:font-name="Open Sans" fo:font-size="11.25pt" fo:letter-spacing="normal" fo:language="en" fo:country="GB" fo:font-style="normal" fo:font-weight="normal" officeooo:rsid="001a06b2"/>
    </style:style>
    <style:style style:name="P6" style:family="paragraph" style:parent-style-name="Standard">
      <style:text-properties fo:language="en" fo:country="GB" officeooo:rsid="001880eb" officeooo:paragraph-rsid="001880eb"/>
    </style:style>
    <style:style style:name="P7" style:family="paragraph" style:parent-style-name="Standard">
      <style:text-properties fo:language="en" fo:country="GB" officeooo:rsid="0018ac8d" officeooo:paragraph-rsid="0018ac8d"/>
    </style:style>
    <style:style style:name="P8" style:family="paragraph" style:parent-style-name="Standard">
      <style:text-properties fo:language="en" fo:country="GB" officeooo:rsid="0018ba50" officeooo:paragraph-rsid="0018ba50"/>
    </style:style>
    <style:style style:name="P9" style:family="paragraph" style:parent-style-name="Standard">
      <style:text-properties fo:language="en" fo:country="GB" officeooo:rsid="00194781" officeooo:paragraph-rsid="00194781"/>
    </style:style>
    <style:style style:name="P10" style:family="paragraph" style:parent-style-name="Standard">
      <style:text-properties fo:language="en" fo:country="GB" officeooo:rsid="001a06b2" officeooo:paragraph-rsid="001a06b2"/>
    </style:style>
    <style:style style:name="P11" style:family="paragraph" style:parent-style-name="Standard" style:list-style-name="L2">
      <style:text-properties fo:language="en" fo:country="GB" officeooo:rsid="001880eb" officeooo:paragraph-rsid="001880eb"/>
    </style:style>
    <style:style style:name="P12" style:family="paragraph" style:parent-style-name="Standard" style:list-style-name="L3">
      <style:text-properties fo:language="en" fo:country="GB" officeooo:rsid="001880eb" officeooo:paragraph-rsid="001880eb"/>
    </style:style>
    <style:style style:name="P13" style:family="paragraph" style:parent-style-name="Standard" style:list-style-name="L4">
      <style:text-properties fo:language="en" fo:country="GB" officeooo:rsid="0018ac8d" officeooo:paragraph-rsid="0018ac8d"/>
    </style:style>
    <style:style style:name="P14" style:family="paragraph" style:parent-style-name="Standard" style:list-style-name="L13">
      <style:text-properties fo:language="en" fo:country="GB" officeooo:rsid="0018ba50" officeooo:paragraph-rsid="0018ba50"/>
    </style:style>
    <style:style style:name="P15" style:family="paragraph" style:parent-style-name="Standard" style:list-style-name="L14">
      <style:text-properties fo:language="en" fo:country="GB" officeooo:rsid="0018ba50" officeooo:paragraph-rsid="0018ba50"/>
    </style:style>
    <style:style style:name="P16" style:family="paragraph" style:parent-style-name="Standard" style:list-style-name="L14">
      <style:text-properties fo:language="en" fo:country="GB" officeooo:rsid="00194781" officeooo:paragraph-rsid="00194781"/>
    </style:style>
    <style:style style:name="P17" style:family="paragraph" style:parent-style-name="Standard" style:list-style-name="L15">
      <style:text-properties fo:language="en" fo:country="GB" officeooo:rsid="00194781" officeooo:paragraph-rsid="00194781"/>
    </style:style>
    <style:style style:name="P18" style:family="paragraph" style:parent-style-name="Standard" style:list-style-name="L16">
      <style:text-properties fo:language="en" fo:country="GB" officeooo:rsid="001a06b2" officeooo:paragraph-rsid="00194781"/>
    </style:style>
    <style:style style:name="P19" style:family="paragraph" style:parent-style-name="Standard">
      <style:text-properties fo:language="en" fo:country="GB" officeooo:rsid="001a06b2" officeooo:paragraph-rsid="00194781"/>
    </style:style>
    <style:style style:name="P20" style:family="paragraph" style:parent-style-name="Standard">
      <style:text-properties fo:language="en" fo:country="GB" officeooo:rsid="001a06b2" officeooo:paragraph-rsid="001a06b2"/>
    </style:style>
    <style:style style:name="P21" style:family="paragraph" style:parent-style-name="Standard" style:list-style-name="L17">
      <style:text-properties fo:language="en" fo:country="GB" officeooo:rsid="001a06b2" officeooo:paragraph-rsid="001a06b2"/>
    </style:style>
    <style:style style:name="P22" style:family="paragraph" style:parent-style-name="Text_20_body" style:list-style-name="L1">
      <style:paragraph-properties fo:margin-left="0cm" fo:margin-right="0cm" fo:margin-top="0cm" fo:margin-bottom="0.265cm" loext:contextual-spacing="false" fo:orphans="2" fo:widows="2" fo:text-indent="0cm" style:auto-text-indent="false" fo:padding="0cm" fo:border="none"/>
      <style:text-properties fo:font-variant="normal" fo:text-transform="none" fo:color="#29303b" style:font-name="Open Sans" fo:font-size="11.25pt" fo:letter-spacing="normal" fo:language="en" fo:country="GB" fo:font-style="normal" fo:font-weight="normal" officeooo:rsid="001a06b2"/>
    </style:style>
    <style:style style:name="P23" style:family="paragraph" style:parent-style-name="Text_20_body" style:list-style-name="L5">
      <style:paragraph-properties fo:margin-left="0cm" fo:margin-right="0cm" fo:margin-top="0cm" fo:margin-bottom="0.265cm" loext:contextual-spacing="false" fo:orphans="2" fo:widows="2" fo:text-indent="0cm" style:auto-text-indent="false" fo:padding="0cm" fo:border="none"/>
      <style:text-properties fo:font-variant="normal" fo:text-transform="none" fo:color="#29303b" style:font-name="Open Sans" fo:font-size="11.25pt" fo:letter-spacing="normal" fo:language="en" fo:country="GB" fo:font-style="normal" fo:font-weight="normal" officeooo:rsid="0018ac8d"/>
    </style:style>
    <style:style style:name="P24" style:family="paragraph" style:parent-style-name="Text_20_body" style:list-style-name="L6">
      <style:paragraph-properties fo:margin-left="0cm" fo:margin-right="0cm" fo:margin-top="0cm" fo:margin-bottom="0.265cm" loext:contextual-spacing="false" fo:orphans="2" fo:widows="2" fo:text-indent="0cm" style:auto-text-indent="false" fo:padding="0cm" fo:border="none"/>
      <style:text-properties fo:font-variant="normal" fo:text-transform="none" fo:color="#29303b" style:font-name="Open Sans" fo:font-size="11.25pt" fo:letter-spacing="normal" fo:language="en" fo:country="GB" fo:font-style="normal" fo:font-weight="normal" officeooo:rsid="0018ac8d"/>
    </style:style>
    <style:style style:name="P25" style:family="paragraph" style:parent-style-name="Text_20_body" style:list-style-name="L7">
      <style:paragraph-properties fo:margin-left="0cm" fo:margin-right="0cm" fo:margin-top="0cm" fo:margin-bottom="0.265cm" loext:contextual-spacing="false" fo:orphans="2" fo:widows="2" fo:text-indent="0cm" style:auto-text-indent="false" fo:padding="0cm" fo:border="none"/>
      <style:text-properties fo:font-variant="normal" fo:text-transform="none" fo:color="#29303b" style:font-name="Open Sans" fo:font-size="11.25pt" fo:letter-spacing="normal" fo:language="en" fo:country="GB" fo:font-style="normal" fo:font-weight="normal" officeooo:rsid="0018ac8d"/>
    </style:style>
    <style:style style:name="P26" style:family="paragraph" style:parent-style-name="Text_20_body" style:list-style-name="L8">
      <style:paragraph-properties fo:margin-left="0cm" fo:margin-right="0cm" fo:margin-top="0cm" fo:margin-bottom="0.265cm" loext:contextual-spacing="false" fo:orphans="2" fo:widows="2" fo:text-indent="0cm" style:auto-text-indent="false" fo:padding="0cm" fo:border="none"/>
      <style:text-properties fo:font-variant="normal" fo:text-transform="none" fo:color="#29303b" style:font-name="Open Sans" fo:font-size="11.25pt" fo:letter-spacing="normal" fo:language="en" fo:country="GB" fo:font-style="normal" fo:font-weight="normal" officeooo:rsid="0018ac8d"/>
    </style:style>
    <style:style style:name="P27" style:family="paragraph" style:parent-style-name="Text_20_body" style:list-style-name="L9">
      <style:paragraph-properties fo:margin-left="0cm" fo:margin-right="0cm" fo:margin-top="0cm" fo:margin-bottom="0.265cm" loext:contextual-spacing="false" fo:orphans="2" fo:widows="2" fo:text-indent="0cm" style:auto-text-indent="false" fo:padding="0cm" fo:border="none"/>
      <style:text-properties fo:font-variant="normal" fo:text-transform="none" fo:color="#29303b" style:font-name="Open Sans" fo:font-size="11.25pt" fo:letter-spacing="normal" fo:language="en" fo:country="GB" fo:font-style="normal" fo:font-weight="normal" officeooo:rsid="0018ac8d"/>
    </style:style>
    <style:style style:name="P28" style:family="paragraph" style:parent-style-name="Text_20_body" style:list-style-name="L10">
      <style:paragraph-properties fo:margin-left="0cm" fo:margin-right="0cm" fo:margin-top="0cm" fo:margin-bottom="0.265cm" loext:contextual-spacing="false" fo:orphans="2" fo:widows="2" fo:text-indent="0cm" style:auto-text-indent="false" fo:padding="0cm" fo:border="none"/>
      <style:text-properties fo:font-variant="normal" fo:text-transform="none" fo:color="#29303b" style:font-name="Open Sans" fo:font-size="11.25pt" fo:letter-spacing="normal" fo:language="en" fo:country="GB" fo:font-style="normal" fo:font-weight="normal" officeooo:rsid="0018ac8d"/>
    </style:style>
    <style:style style:name="P29" style:family="paragraph" style:parent-style-name="Text_20_body" style:list-style-name="L11">
      <style:paragraph-properties fo:margin-left="0cm" fo:margin-right="0cm" fo:margin-top="0cm" fo:margin-bottom="0.265cm" loext:contextual-spacing="false" fo:orphans="2" fo:widows="2" fo:text-indent="0cm" style:auto-text-indent="false" fo:padding="0cm" fo:border="none"/>
      <style:text-properties fo:font-variant="normal" fo:text-transform="none" fo:color="#29303b" style:font-name="Open Sans" fo:font-size="11.25pt" fo:letter-spacing="normal" fo:language="en" fo:country="GB" fo:font-style="normal" fo:font-weight="normal" officeooo:rsid="0018ac8d"/>
    </style:style>
    <style:style style:name="P30" style:family="paragraph" style:parent-style-name="Text_20_body" style:list-style-name="L12">
      <style:paragraph-properties fo:margin-left="0cm" fo:margin-right="0cm" fo:margin-top="0cm" fo:margin-bottom="0.265cm" loext:contextual-spacing="false" fo:orphans="2" fo:widows="2" fo:text-indent="0cm" style:auto-text-indent="false" fo:padding="0cm" fo:border="none"/>
      <style:text-properties fo:font-variant="normal" fo:text-transform="none" fo:color="#29303b" style:font-name="Open Sans" fo:font-size="11.25pt" fo:letter-spacing="normal" fo:language="en" fo:country="GB" fo:font-style="normal" fo:font-weight="normal" officeooo:rsid="0018ac8d"/>
    </style:style>
    <style:style style:name="P31" style:family="paragraph" style:parent-style-name="Text_20_body" style:list-style-name="L1">
      <style:paragraph-properties fo:margin-top="0cm" fo:margin-bottom="0.265cm" loext:contextual-spacing="false" fo:orphans="2" fo:widows="2" fo:padding="0cm" fo:border="none"/>
      <style:text-properties fo:font-variant="normal" fo:text-transform="none" fo:color="#29303b" style:font-name="Open Sans" fo:font-size="11.25pt" fo:letter-spacing="normal" fo:language="en" fo:country="GB" fo:font-style="normal" fo:font-weight="normal" officeooo:rsid="001a06b2"/>
    </style:style>
    <style:style style:name="T1" style:family="text">
      <style:text-properties officeooo:rsid="0018ba50"/>
    </style:style>
    <style:style style:name="T2" style:family="text">
      <style:text-properties fo:font-weight="bold"/>
    </style:style>
    <style:style style:name="T3" style:family="text">
      <style:text-properties fo:font-size="13.5pt" fo:font-weight="bold"/>
    </style:style>
    <style:style style:name="T4" style:family="text">
      <style:text-properties fo:font-variant="normal" fo:text-transform="none" fo:color="#29303b" style:font-name="Open Sans" fo:font-size="13.5pt" fo:letter-spacing="normal" fo:font-style="normal"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ummary</text:p>
      <text:p text:style-name="P2">Let's quickly summarize the main content of the web design section:</text:p>
      <text:list xml:id="list363217394" text:style-name="L1">
        <text:list-item>
          <text:p text:style-name="P22">Most of your content will be text, so beautiful typography is a key element to a good looking website.</text:p>
        </text:list-item>
        <text:list-item>
          <text:p text:style-name="P31">Images are getting more and more important in web design, so choosing great images and putting text on them is an essential part of your work.</text:p>
        </text:list-item>
        <text:list-item>
          <text:p text:style-name="P31">Icons are also a good way of setting a friendly tone for your website, but use them carefully.</text:p>
        </text:list-item>
        <text:list-item>
          <text:p text:style-name="P31">The adequate use of white space makes a website look professionally designed, so use it a lot, but in the correct way.</text:p>
        </text:list-item>
        <text:list-item>
          <text:p text:style-name="P31">Build a layout by defining the visual hierarchy of your content. White space is also important for this.</text:p>
        </text:list-item>
        <text:list-item>
          <text:p text:style-name="P31">Your website should be designed in a way that ensures that both the user and the owner of the website achieve their goals. This is the user experience.</text:p>
        </text:list-item>
        <text:list-item>
          <text:p text:style-name="P31">It is very important that you get inspired by studying well-designed websites from other designers.</text:p>
        </text:list-item>
      </text:list>
      <text:p text:style-name="P5"><text:span text:style-name="Strong_20_Emphasis"><text:span text:style-name="T3">It is very important that you have all of the guidelines in mind at the same time when you're making your designs.</text:span></text:span></text:p>
      <text:p text:style-name="P4"><text:span text:style-name="Strong_20_Emphasis"><text:span text:style-name="T2"/></text:span></text:p>
      <text:p text:style-name="P4"><text:span text:style-name="Strong_20_Emphasis"><text:span text:style-name="T4">Beautiful Typography</text:span></text:span></text:p>
      <text:p text:style-name="P3">1. Use a font-size between 15 and 25 pixels for body text</text:p>
      <text:p text:style-name="P3">2. Use (really) big font sizes for headlines</text:p>
      <text:p text:style-name="P3">3. Use a line spacing between 120 and 150% of the font size</text:p>
      <text:p text:style-name="P3">4. 45 to 90 characters per line</text:p>
      <text:p text:style-name="P3">5. Use good fonts</text:p>
      <text:p text:style-name="P3">6. Chose a font which reflects the look and feel you want for your website</text:p>
      <text:p text:style-name="P3">7. Use only one font</text:p>
      <text:p text:style-name="P4"/>
      <text:p text:style-name="P4"><text:span text:style-name="Strong_20_Emphasis"><text:span text:style-name="T4">Using Colours Like a Pro</text:span></text:span></text:p>
      <text:p text:style-name="P3"><text:soft-page-break/>1. Use only one base colour</text:p>
      <text:p text:style-name="P3">2. Use a tool if you want to use more colours</text:p>
      <text:p text:style-name="P3">3. Use colour to draw attention</text:p>
      <text:p text:style-name="P3">4. Never use black in your design</text:p>
      <text:p text:style-name="P3">5. Choose colours wisely</text:p>
      <text:p text:style-name="P4"/>
      <text:p text:style-name="P4"><text:span text:style-name="Strong_20_Emphasis"><text:span text:style-name="T4">Working with Images</text:span></text:span></text:p>
      <text:p text:style-name="P3">1. Put text directly on the image</text:p>
      <text:p text:style-name="P3">2. Overlay the image</text:p>
      <text:p text:style-name="P3">3. Put your text in a box</text:p>
      <text:p text:style-name="P3">4. Blur the image</text:p>
      <text:p text:style-name="P3">5. The floor fade</text:p>
      <text:p text:style-name="P4"/>
      <text:p text:style-name="P4"><text:span text:style-name="Strong_20_Emphasis"><text:span text:style-name="T4">Working with icons</text:span></text:span></text:p>
      <text:p text:style-name="P3">1. Use icons to list features/steps</text:p>
      <text:p text:style-name="P3">2. Use icons for actions and links</text:p>
      <text:p text:style-name="P3">3. Icons should be recognizable</text:p>
      <text:p text:style-name="P3">4. Label your icons</text:p>
      <text:p text:style-name="P3">5. Icons should not take a centre stage</text:p>
      <text:p text:style-name="P3">6. Use icon fonts whenever possible</text:p>
      <text:p text:style-name="P4"/>
      <text:p text:style-name="P4"><text:span text:style-name="Strong_20_Emphasis"><text:span text:style-name="T4">Spacing and layout</text:span></text:span></text:p>
      <text:p text:style-name="P3"><text:soft-page-break/>1. Put white space between your elements</text:p>
      <text:p text:style-name="P3">2. Put white space between your groups of elements</text:p>
      <text:p text:style-name="P3">3. Put white space between you website's sections</text:p>
      <text:p text:style-name="P3">4. Define where you want your audience to look first</text:p>
      <text:p text:style-name="P3">5. Establish a flow that corresponds to your content's message</text:p>
      <text:p text:style-name="P3">6. Use white space to build that flow</text:p>
      <text:p text:style-name="P5"/>
      <text:p text:style-name="P10"/>
      <text:p text:style-name="P6"/>
      <text:p text:style-name="P6"/>
      <text:p text:style-name="P6"/>
      <text:p text:style-name="P6"/>
      <text:p text:style-name="P6">Typography</text:p>
      <text:p text:style-name="P6"/>
      <text:p text:style-name="P6">“Typography is the art and technique of arranging type to make a written language readable and beautiful.</text:p>
      <text:p text:style-name="P6"/>
      <text:p text:style-name="P6">Guidelines</text:p>
      <text:list xml:id="list2635550966" text:style-name="L2">
        <text:list-item>
          <text:p text:style-name="P11">Use a Font size between 15 and 25 pixels</text:p>
        </text:list-item>
        <text:list-item>
          <text:p text:style-name="P11">Use really big font sizes for headlines 60 – 90 PX with subheading big. Consider reducing font weight</text:p>
        </text:list-item>
        <text:list-item>
          <text:p text:style-name="P11">Use line spacing between 120% and 150% of line spacing</text:p>
        </text:list-item>
        <text:list-item>
          <text:p text:style-name="P11">5 to 90 characters per line</text:p>
        </text:list-item>
        <text:list-item>
          <text:p text:style-name="P11">Use good fonts - Sans-serif more neutral/clean/simple/Modern websites</text:p>
        </text:list-item>
      </text:list>
      <text:p text:style-name="P6"/>
      <text:p text:style-name="P6">How to choose a font</text:p>
      <text:list xml:id="list1833976123" text:style-name="L3">
        <text:list-item>
          <text:p text:style-name="P12">Chose a font which reflex the look and feel you want for your website</text:p>
        </text:list-item>
        <text:list-item>
          <text:p text:style-name="P12">Decide sanserif or serif typeface</text:p>
        </text:list-item>
        <text:list-item>
          <text:p text:style-name="P12">Use a good font</text:p>
        </text:list-item>
        <text:list-item>
          <text:p text:style-name="P12">Use only that one typeface</text:p>
        </text:list-item>
      </text:list>
      <text:p text:style-name="P7"/>
      <text:p text:style-name="P7">Colours</text:p>
      <text:list xml:id="list2097439516" text:style-name="L4">
        <text:list-item>
          <text:p text:style-name="P13">Use only base colours</text:p>
        </text:list-item>
        <text:list-item>
          <text:p text:style-name="P13">Use only one base colour</text:p>
        </text:list-item>
        <text:list-item>
          <text:p text:style-name="P13">Use a colour tool to use more colours</text:p>
        </text:list-item>
        <text:list-item>
          <text:p text:style-name="P13">Never use black in your design</text:p>
        </text:list-item>
        <text:list-item>
          <text:p text:style-name="P13">Choose colours wisely – <text:span text:style-name="T1">each colour has a meaning</text:span></text:p>
        </text:list-item>
      </text:list>
      <text:p text:style-name="P1"/>
      <text:p text:style-name="P1">Picking a colour for a website means more then picking your favourite colour and turning it into a design. It means picking the right colour in order to get the desired response from your audience. Conor really makes a difference. This happens because there are psychological effects behind each colour.</text:p>
      <text:list xml:id="list201739672410520" text:continue-list="list2097439516" text:style-name="L5">
        <text:list-item>
          <text:p text:style-name="P23"><text:soft-page-break/>Red is a great colour to use when power, passion, strength and excitement want to be transmitted. Brighter tones are more energetic and darker shades are more powerful and elegant.</text:p>
        </text:list-item>
        <text:list-item text:style-override="L6">
          <text:p text:style-name="P24">Orange draws attention without being as overpowering as red. It means cheerfulness and creativity. Orange can be associated with friendliness, confidence, and courage.</text:p>
        </text:list-item>
        <text:list-item text:style-override="L7">
          <text:p text:style-name="P25">Yellow is energetic and gives the feeling of happiness and liveliness. Also, it associates with curiosity, intelligence, brightness, etc.</text:p>
        </text:list-item>
        <text:list-item text:style-override="L8">
          <text:p text:style-name="P26">Green is the colour of harmony, nature, life and health. Also, it is often associated with money. In design, green can have a balancing and harmonizing effect.</text:p>
        </text:list-item>
        <text:list-item text:style-override="L9">
          <text:p text:style-name="P27">Blue means patience, peace, trustworthiness, and stability. It is one of the most beloved colours, especially by men. It is associated with professionalism, trust and honour. That's actually why the biggest social networks use blue.</text:p>
        </text:list-item>
        <text:list-item text:style-override="L10">
          <text:p text:style-name="P28">Purple is traditionally associated with power, nobility and wealth. In your design, purple can give a sense of wisdom, royalty, nobility, luxury, and mystery.</text:p>
        </text:list-item>
        <text:list-item text:style-override="L11">
          <text:p text:style-name="P29">Pink expresses romance, passivity, care, peace, affection, etc.</text:p>
        </text:list-item>
        <text:list-item text:style-override="L12">
          <text:p text:style-name="P30">Brown is the colour of relaxation and confidence. Brown means earthiness, nature, durability, comfort, and reliability.</text:p>
        </text:list-item>
      </text:list>
      <text:p text:style-name="P7"/>
      <text:p text:style-name="P8">Working with images</text:p>
      <text:list xml:id="list4194057606" text:style-name="L13">
        <text:list-item>
          <text:p text:style-name="P14">Put text directly on the image</text:p>
        </text:list-item>
        <text:list-item>
          <text:p text:style-name="P14">Overlay the image with a colour and add text</text:p>
        </text:list-item>
        <text:list-item>
          <text:p text:style-name="P14">Put your text in a box</text:p>
        </text:list-item>
        <text:list-item>
          <text:p text:style-name="P14">Blur the image</text:p>
        </text:list-item>
        <text:list-item>
          <text:p text:style-name="P14">The floor fade</text:p>
        </text:list-item>
      </text:list>
      <text:p text:style-name="P8"/>
      <text:p text:style-name="P8">Working with Icons</text:p>
      <text:list xml:id="list3231390727" text:style-name="L14">
        <text:list-item>
          <text:p text:style-name="P15">Use Icons to list features/steps</text:p>
        </text:list-item>
        <text:list-item>
          <text:p text:style-name="P16">Use Icons for actions or links</text:p>
        </text:list-item>
        <text:list-item>
          <text:p text:style-name="P16">Icons should not take centre stage</text:p>
        </text:list-item>
        <text:list-item>
          <text:p text:style-name="P16">Use Icon Font using Vectors whenever possible</text:p>
        </text:list-item>
      </text:list>
      <text:p text:style-name="P9"/>
      <text:p text:style-name="P9">Spacing and layout</text:p>
      <text:list xml:id="list1815120736" text:style-name="L15">
        <text:list-item>
          <text:p text:style-name="P17">Use white space</text:p>
          <text:list>
            <text:list-item>
              <text:p text:style-name="P17">Put white space between your elements</text:p>
            </text:list-item>
            <text:list-item>
              <text:p text:style-name="P17">Put white space between your groups of elements</text:p>
            </text:list-item>
            <text:list-item>
              <text:p text:style-name="P17">Put white space between your website’s sections</text:p>
            </text:list-item>
            <text:list-item>
              <text:p text:style-name="P17">But don’t exaggerate</text:p>
            </text:list-item>
          </text:list>
        </text:list-item>
        <text:list-item>
          <text:p text:style-name="P17">Define Hierarchy – white space described invisible relationships between elements of your website</text:p>
          <text:list>
            <text:list-item>
              <text:p text:style-name="P17">Define where you want your audience to look first</text:p>
            </text:list-item>
            <text:list-item>
              <text:p text:style-name="P17">Establish a flow that corresponds to your contents message</text:p>
            </text:list-item>
            <text:list-item>
              <text:p text:style-name="P17">Use white space to build that flow</text:p>
            </text:list-item>
          </text:list>
        </text:list-item>
      </text:list>
      <text:p text:style-name="P9"/>
      <text:p text:style-name="P9">Introduction to User Experience</text:p>
      <text:list xml:id="list2295825133" text:style-name="L16">
        <text:list-item>
          <text:p text:style-name="P18">Aligns users goals and business goals</text:p>
        </text:list-item>
      </text:list>
      <text:p text:style-name="P19"><text:soft-page-break/></text:p>
      <text:p text:style-name="P10">Getting Inspired!</text:p>
      <text:list xml:id="list1621476915" text:style-name="L17">
        <text:list-item>
          <text:p text:style-name="P21">Collect designs that you like</text:p>
        </text:list-item>
        <text:list-item>
          <text:p text:style-name="P21">Try to understand everything about them</text:p>
        </text:list-item>
        <text:list-item>
          <text:p text:style-name="P21">Why do they look good</text:p>
        </text:list-item>
        <text:list-item>
          <text:p text:style-name="P21"><text:s/>What do these sites have in common</text:p>
        </text:list-item>
        <text:list-item>
          <text:p text:style-name="P21">Howe were they built in HTML and CSS</text:p>
        </text:list-item>
        <text:list-item>
          <text:p text:style-name="P21">Steal like an artist</text:p>
        </text:list-item>
      </text:list>
      <text:p text:style-name="P9"/>
      <text:p text:style-name="P8"/>
      <text:p text:style-name="P7"/>
      <text:p text:style-name="P7"/>
      <text:p text:style-name="P7"/>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9T20:29:52.148258952</meta:creation-date>
    <meta:generator>LibreOffice/6.0.7.3$Linux_X86_64 LibreOffice_project/00m0$Build-3</meta:generator>
    <dc:date>2019-04-29T22:21:01.091317738</dc:date>
    <meta:editing-duration>PT21M14S</meta:editing-duration>
    <meta:editing-cycles>3</meta:editing-cycles>
    <meta:document-statistic meta:table-count="0" meta:image-count="0" meta:object-count="0" meta:page-count="5" meta:paragraph-count="102" meta:word-count="999" meta:character-count="5508" meta:non-whitespace-character-count="4661"/>
  </office:meta>
</office:document-meta>
</file>